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00000002ECCE3ADC7E2A7302D.png" manifest:media-type="image/png"/>
  <manifest:file-entry manifest:full-path="Pictures/10000001000000230000001047CDC80AD27FF37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6.373cm, 0cm, 7.68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.234cm" svg:height="0.563cm" svg:x="7.5cm" svg:y="14.687cm">
          <draw:image xlink:href="Pictures/10000001000000230000001047CDC80AD27FF378.png" xlink:type="simple" xlink:show="embed" xlink:actuate="onLoad" draw:mime-type="image/png">
            <text:p/>
          </draw:image>
        </draw:frame>
        <draw:frame draw:style-name="gr2" draw:text-style-name="P1" draw:layer="layout" svg:width="0.998cm" svg:height="1.212cm" svg:x="7.502cm" svg:y="13.788cm">
          <draw:image xlink:href="Pictures/10000001000002D00000002ECCE3ADC7E2A7302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0-15T20:52:57.894866605</dc:date>
    <meta:editing-duration>PT3M14S</meta:editing-duration>
    <meta:editing-cycles>1</meta:editing-cycles>
    <meta:document-statistic meta:object-count="2"/>
    <meta:generator>LibreOffice/7.3.6.2$Linux_X86_64 LibreOffice_project/30$Build-2</meta:generator>
  </office:meta>
</office:document-meta>
</file>